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">
            <text:p>6,2</text:p>
          </table:table-cell>
          <table:table-cell office:value-type="float" office:value="2.7">
            <text:p>2,7</text:p>
          </table:table-cell>
          <table:table-cell table:formula="of:=[.B3]-[.C3]" office:value-type="float" office:value="3.5">
            <text:p>3,5</text:p>
          </table:table-cell>
          <table:table-cell table:formula="of:=[.D3]/[.$D$13]*100" office:value-type="float" office:value="1.20196435317147">
            <text:p>1,2</text:p>
          </table:table-cell>
          <table:table-cell table:formula="of:=[.D13]-[.D3]" office:value-type="float" office:value="287.69">
            <text:p>287,69</text:p>
          </table:table-cell>
          <table:table-cell table:formula="of:=[.F3]/[.$D$13]*100" office:value-type="float" office:value="98.7980356468285">
            <text:p>98,8</text:p>
          </table:table-cell>
          <table:table-cell/>
          <table:table-cell office:value-type="float" office:value="2000">
            <text:p>2000</text:p>
          </table:table-cell>
          <table:table-cell table:formula="of:=[.G3]" office:value-type="float" office:value="98.7980356468285">
            <text:p>98,8</text:p>
          </table:table-cell>
          <table:table-cell table:number-columns-repeated="7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25.5">
            <text:p>25,5</text:p>
          </table:table-cell>
          <table:table-cell office:value-type="float" office:value="2.8">
            <text:p>2,8</text:p>
          </table:table-cell>
          <table:table-cell table:formula="of:=[.B4]-[.C4]" office:value-type="float" office:value="22.7">
            <text:p>22,7</text:p>
          </table:table-cell>
          <table:table-cell table:formula="of:=[.D4]/[.$D$13]*100" office:value-type="float" office:value="7.79559737628353">
            <text:p>7,8</text:p>
          </table:table-cell>
          <table:table-cell table:formula="of:=[.F3]-[.D4]" office:value-type="float" office:value="264.99">
            <text:p>264,99</text:p>
          </table:table-cell>
          <table:table-cell table:formula="of:=[.F4]/[.$D$13]*100" office:value-type="float" office:value="91.002438270545">
            <text:p>91</text:p>
          </table:table-cell>
          <table:table-cell/>
          <table:table-cell office:value-type="float" office:value="1700">
            <text:p>1700</text:p>
          </table:table-cell>
          <table:table-cell table:formula="of:=[.G4]" office:value-type="float" office:value="91.002438270545">
            <text:p>91</text:p>
          </table:table-cell>
          <table:table-cell table:number-columns-repeated="7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22">
            <text:p>22</text:p>
          </table:table-cell>
          <table:table-cell office:value-type="float" office:value="2.8">
            <text:p>2,8</text:p>
          </table:table-cell>
          <table:table-cell table:formula="of:=[.B5]-[.C5]" office:value-type="float" office:value="19.2">
            <text:p>19,2</text:p>
          </table:table-cell>
          <table:table-cell table:formula="of:=[.D5]/[.$D$13]*100" office:value-type="float" office:value="6.59363302311206">
            <text:p>6,59</text:p>
          </table:table-cell>
          <table:table-cell table:formula="of:=[.F4]-[.D5]" office:value-type="float" office:value="245.79">
            <text:p>245,79</text:p>
          </table:table-cell>
          <table:table-cell table:formula="of:=[.F5]/[.$D$13]*100" office:value-type="float" office:value="84.408805247433">
            <text:p>84,41</text:p>
          </table:table-cell>
          <table:table-cell/>
          <table:table-cell office:value-type="float" office:value="1600">
            <text:p>1600</text:p>
          </table:table-cell>
          <table:table-cell table:formula="of:=[.G5]" office:value-type="float" office:value="84.408805247433">
            <text:p>84,41</text:p>
          </table:table-cell>
          <table:table-cell table:number-columns-repeated="7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51.9">
            <text:p>51,9</text:p>
          </table:table-cell>
          <table:table-cell office:value-type="float" office:value="2.8">
            <text:p>2,8</text:p>
          </table:table-cell>
          <table:table-cell table:formula="of:=[.B6]-[.C6]" office:value-type="float" office:value="49.1">
            <text:p>49,1</text:p>
          </table:table-cell>
          <table:table-cell table:formula="of:=[.D6]/[.$D$13]*100" office:value-type="float" office:value="16.8618427830626">
            <text:p>16,86</text:p>
          </table:table-cell>
          <table:table-cell table:formula="of:=[.F5]-[.D6]" office:value-type="float" office:value="196.69">
            <text:p>196,69</text:p>
          </table:table-cell>
          <table:table-cell table:formula="of:=[.F6]/[.$D$13]*100" office:value-type="float" office:value="67.5469624643704">
            <text:p>67,55</text:p>
          </table:table-cell>
          <table:table-cell/>
          <table:table-cell office:value-type="float" office:value="1400">
            <text:p>1400</text:p>
          </table:table-cell>
          <table:table-cell table:formula="of:=[.G6]" office:value-type="float" office:value="67.5469624643704">
            <text:p>67,55</text:p>
          </table:table-cell>
          <table:table-cell table:number-columns-repeated="7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2.6">
            <text:p>72,6</text:p>
          </table:table-cell>
          <table:table-cell office:value-type="float" office:value="2.85">
            <text:p>2,85</text:p>
          </table:table-cell>
          <table:table-cell table:formula="of:=[.B7]-[.C7]" office:value-type="float" office:value="69.75">
            <text:p>69,75</text:p>
          </table:table-cell>
          <table:table-cell table:formula="of:=[.D7]/[.$D$13]*100" office:value-type="float" office:value="23.9534324667743">
            <text:p>23,95</text:p>
          </table:table-cell>
          <table:table-cell table:formula="of:=[.F6]-[.D7]" office:value-type="float" office:value="126.94">
            <text:p>126,94</text:p>
          </table:table-cell>
          <table:table-cell table:formula="of:=[.F7]/[.$D$13]*100" office:value-type="float" office:value="43.5935299975961">
            <text:p>43,59</text:p>
          </table:table-cell>
          <table:table-cell/>
          <table:table-cell office:value-type="float" office:value="1250">
            <text:p>1250</text:p>
          </table:table-cell>
          <table:table-cell table:formula="of:=[.G7]" office:value-type="float" office:value="43.5935299975961">
            <text:p>43,59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5.5">
            <text:p>65,5</text:p>
          </table:table-cell>
          <table:table-cell office:value-type="float" office:value="2.8">
            <text:p>2,8</text:p>
          </table:table-cell>
          <table:table-cell table:formula="of:=[.B8]-[.C8]" office:value-type="float" office:value="62.7">
            <text:p>62,7</text:p>
          </table:table-cell>
          <table:table-cell table:formula="of:=[.D8]/[.$D$13]*100" office:value-type="float" office:value="21.5323328411003">
            <text:p>21,53</text:p>
          </table:table-cell>
          <table:table-cell table:formula="of:=[.F7]-[.D8]" office:value-type="float" office:value="64.24">
            <text:p>64,24</text:p>
          </table:table-cell>
          <table:table-cell table:formula="of:=[.F8]/[.$D$13]*100" office:value-type="float" office:value="22.0611971564958">
            <text:p>22,06</text:p>
          </table:table-cell>
          <table:table-cell/>
          <table:table-cell office:value-type="float" office:value="1000">
            <text:p>1000</text:p>
          </table:table-cell>
          <table:table-cell table:formula="of:=[.G8]" office:value-type="float" office:value="22.0611971564958">
            <text:p>22,06</text:p>
          </table:table-cell>
          <table:table-cell table:number-columns-repeated="7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7.4">
            <text:p>17,4</text:p>
          </table:table-cell>
          <table:table-cell office:value-type="float" office:value="2.86">
            <text:p>2,86</text:p>
          </table:table-cell>
          <table:table-cell table:formula="of:=[.B9]-[.C9]" office:value-type="float" office:value="14.54">
            <text:p>14,54</text:p>
          </table:table-cell>
          <table:table-cell table:formula="of:=[.D9]/[.$D$13]*100" office:value-type="float" office:value="4.9933033414609">
            <text:p>4,99</text:p>
          </table:table-cell>
          <table:table-cell table:formula="of:=[.F8]-[.D9]" office:value-type="float" office:value="49.7">
            <text:p>49,7</text:p>
          </table:table-cell>
          <table:table-cell table:formula="of:=[.F9]/[.$D$13]*100" office:value-type="float" office:value="17.0678938150349">
            <text:p>17,07</text:p>
          </table:table-cell>
          <table:table-cell/>
          <table:table-cell office:value-type="float" office:value="850">
            <text:p>850</text:p>
          </table:table-cell>
          <table:table-cell table:formula="of:=[.G9]" office:value-type="float" office:value="17.0678938150349">
            <text:p>17,07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1">
            <text:p>11</text:p>
          </table:table-cell>
          <table:table-cell office:value-type="float" office:value="2.8">
            <text:p>2,8</text:p>
          </table:table-cell>
          <table:table-cell table:formula="of:=[.B10]-[.C10]" office:value-type="float" office:value="8.2">
            <text:p>8,2</text:p>
          </table:table-cell>
          <table:table-cell table:formula="of:=[.D10]/[.$D$13]*100" office:value-type="float" office:value="2.81603077028744">
            <text:p>2,82</text:p>
          </table:table-cell>
          <table:table-cell table:formula="of:=[.F9]-[.D10]" office:value-type="float" office:value="41.5">
            <text:p>41,5</text:p>
          </table:table-cell>
          <table:table-cell table:formula="of:=[.F10]/[.$D$13]*100" office:value-type="float" office:value="14.2518630447474">
            <text:p>14,25</text:p>
          </table:table-cell>
          <table:table-cell/>
          <table:table-cell office:value-type="float" office:value="710">
            <text:p>710</text:p>
          </table:table-cell>
          <table:table-cell table:formula="of:=[.G10]" office:value-type="float" office:value="14.2518630447474">
            <text:p>14,25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1.3">
            <text:p>11,3</text:p>
          </table:table-cell>
          <table:table-cell office:value-type="float" office:value="2.75">
            <text:p>2,75</text:p>
          </table:table-cell>
          <table:table-cell table:formula="of:=[.B11]-[.C11]" office:value-type="float" office:value="8.55">
            <text:p>8,55</text:p>
          </table:table-cell>
          <table:table-cell table:formula="of:=[.D11]/[.$D$13]*100" office:value-type="float" office:value="2.93622720560459">
            <text:p>2,94</text:p>
          </table:table-cell>
          <table:table-cell table:formula="of:=[.F10]-[.D11]" office:value-type="float" office:value="32.95">
            <text:p>32,95</text:p>
          </table:table-cell>
          <table:table-cell table:formula="of:=[.F11]/[.$D$13]*100" office:value-type="float" office:value="11.3156358391428">
            <text:p>11,32</text:p>
          </table:table-cell>
          <table:table-cell/>
          <table:table-cell office:value-type="float" office:value="600">
            <text:p>600</text:p>
          </table:table-cell>
          <table:table-cell table:formula="of:=[.G11]" office:value-type="float" office:value="11.3156358391428">
            <text:p>11,32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35.7">
            <text:p>35,7</text:p>
          </table:table-cell>
          <table:table-cell office:value-type="float" office:value="2.75">
            <text:p>2,75</text:p>
          </table:table-cell>
          <table:table-cell table:formula="of:=[.B12]-[.C12]" office:value-type="float" office:value="32.95">
            <text:p>32,95</text:p>
          </table:table-cell>
          <table:table-cell table:formula="of:=[.D12]/[.$D$13]*100" office:value-type="float" office:value="11.3156358391428">
            <text:p>11,32</text:p>
          </table:table-cell>
          <table:table-cell table:formula="of:=[.F11]-[.D12]" office:value-type="float" office:value="0">
            <text:p>0</text:p>
          </table:table-cell>
          <table:table-cell table:formula="of:=[.F12]/[.$D$13]*100" office:value-type="float" office:value="0">
            <text:p>0</text:p>
          </table:table-cell>
          <table:table-cell/>
          <table:table-cell table:style-name="ce3" office:value-type="string">
            <text:p>-</text:p>
          </table:table-cell>
          <table:table-cell table:formula="of:=[.G12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J33" table:end-x="1.896cm" table:end-y="0.411cm" draw:z-index="0" draw:style-name="gr1" draw:text-style-name="P1" svg:width="21.271cm" svg:height="9.025cm" svg:x="0.948cm" svg:y="0.419cm">
              <draw:object draw:notify-on-update-of-ranges="Sheet1.A3:Sheet1.A12 Sheet1.J1:Sheet1.J2 Sheet1.G3:Sheet1.G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2])" office:value-type="float" office:value="291.19">
            <text:p>291,19</text:p>
          </table:table-cell>
          <table:table-cell table:formula="of:=SUM([.E3:.E12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Sabbia Mix 0,7-2 LEIDI comp308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8.7980356468285">
            <text:p>98,8</text:p>
          </table:table-cell>
          <table:table-cell table:number-columns-repeated="5"/>
        </table:table-row>
        <table:table-row table:style-name="ro1">
          <table:table-cell table:style-name="ce6" office:value-type="float" office:value="1700">
            <text:p>1700</text:p>
          </table:table-cell>
          <table:table-cell table:style-name="ce6" office:value-type="float" office:value="91.002438270545">
            <text:p>91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84.408805247433">
            <text:p>84,41</text:p>
          </table:table-cell>
          <table:table-cell table:number-columns-repeated="5"/>
        </table:table-row>
        <table:table-row table:style-name="ro1">
          <table:table-cell table:style-name="ce6" office:value-type="float" office:value="1400">
            <text:p>1400</text:p>
          </table:table-cell>
          <table:table-cell table:style-name="ce6" office:value-type="float" office:value="67.5469624643704">
            <text:p>67,55</text:p>
          </table:table-cell>
          <table:table-cell table:number-columns-repeated="5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43.5935299975961">
            <text:p>43,59</text:p>
          </table:table-cell>
          <table:table-cell table:number-columns-repeated="5"/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6" office:value-type="float" office:value="22.0611971564958">
            <text:p>22,06</text:p>
          </table:table-cell>
          <table:table-cell table:number-columns-repeated="5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7.0678938150349">
            <text:p>17,07</text:p>
          </table:table-cell>
          <table:table-cell table:number-columns-repeated="5"/>
        </table:table-row>
        <table:table-row table:style-name="ro1">
          <table:table-cell table:style-name="ce6" office:value-type="float" office:value="710">
            <text:p>710</text:p>
          </table:table-cell>
          <table:table-cell table:style-name="ce6" office:value-type="float" office:value="14.2518630447474">
            <text:p>14,25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1.3156358391428">
            <text:p>11,32</text:p>
          </table:table-cell>
          <table:table-cell table:number-columns-repeated="5"/>
        </table:table-row>
        <table:table-row table:style-name="ro1">
          <table:table-cell table:style-name="Default">
            <draw:frame table:end-cell-address="Sheet2.H28" table:end-x="0.384cm" table:end-y="0.273cm" draw:z-index="0" draw:style-name="gr1" draw:text-style-name="P1" svg:width="15.812cm" svg:height="7.209cm" svg:x="0.055cm" svg:y="0.29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12/12/2014</text:date>, <text:time>17.37.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15S</meta:editing-duration>
    <meta:editing-cycles>9</meta:editing-cycles>
    <meta:generator>OpenOffice/4.0.1$Win32 OpenOffice.org_project/401m5$Build-9714</meta:generator>
    <dc:date>2014-12-12T17:37:57.46</dc:date>
    <meta:document-statistic meta:table-count="3" meta:cell-count="12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13cm" svg:height="7.21cm" xlink:href="." xlink:type="simple" chart:class="chart:scatter" chart:style-name="ch1">
        <chart:plot-area chart:style-name="ch2" chart:data-source-has-labels="both" svg:x="0.346cm" svg:y="0.683cm" svg:width="12.072cm" svg:height="5.748cm">
          <chartooo:coordinate-region svg:x="1.153cm" svg:y="0.895cm" svg:width="11.265cm" svg:height="4.863cm"/>
          <chart:axis chart:dimension="x" chart:name="primary-x" chart:style-name="ch3" chartooo:axis-type="auto">
            <chart:title svg:x="5.266cm" svg:y="6.576cm" chart:style-name="ch4">
              <text:p>Diametro (µm)</text:p>
            </chart:title>
            <chart:categories table:cell-range-address="local-table.$A$2:.$A$11"/>
            <chart:grid chart:style-name="ch5" chart:class="minor"/>
          </chart:axis>
          <chart:axis chart:dimension="y" chart:name="primary-y" chart:style-name="ch6">
            <chart:title svg:x="0.001cm" svg:y="4.606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98.7980356468285">
                <text:p>98.79803564682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91.002438270545">
                <text:p>91.002438270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84.408805247433">
                <text:p>84.408805247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67.5469624643704">
                <text:p>67.546962464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43.5935299975961">
                <text:p>43.5935299975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2.0611971564958">
                <text:p>22.0611971564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17.0678938150349">
                <text:p>17.0678938150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14.2518630447474">
                <text:p>14.2518630447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11.3156358391428">
                <text:p>11.315635839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72cm" svg:height="9.026cm" xlink:href=".." xlink:type="simple" chart:class="chart:scatter" chart:style-name="ch1">
        <chart:plot-area chart:style-name="ch2" table:cell-range-address="Sheet1.A3:Sheet1.A12 Sheet1.J1:Sheet1.J2 Sheet1.G3:Sheet1.G12" chart:data-source-has-labels="row" svg:x="0.745cm" svg:y="0.909cm" svg:width="15.961cm" svg:height="6.974cm">
          <chartooo:coordinate-region svg:x="1.552cm" svg:y="1.121cm" svg:width="15.154cm" svg:height="6.089cm"/>
          <chart:axis chart:dimension="x" chart:name="primary-x" chart:style-name="ch3">
            <chart:title svg:x="7.609cm" svg:y="8.064cm" chart:style-name="ch4">
              <text:p>Diametro (µm)</text:p>
            </chart:title>
            <chart:grid chart:style-name="ch5" chart:class="minor"/>
          </chart:axis>
          <chart:axis chart:dimension="y" chart:name="primary-y" chart:style-name="ch6">
            <chart:title svg:x="0.001cm" svg:y="5.445cm" chart:style-name="ch7">
              <text:p>Passante (%)</text:p>
            </chart:title>
            <chart:grid chart:style-name="ch5" chart:class="major"/>
          </chart:axis>
          <chart:series chart:style-name="ch8" chart:values-cell-range-address="Sheet1.G3:Sheet1.G12" chart:label-cell-address="Sheet1.J1:Sheet1.J2" chart:class="chart:scatter">
            <chart:domain table:cell-range-address="Sheet1.A3:Sheet1.A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3:Sheet1.A12</svg:desc>
                </draw:g>
              </table:table-cell>
              <table:table-cell office:value-type="float" office:value="98.7980356468285">
                <text:p>98.7980356468285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91.002438270545">
                <text:p>91.002438270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84.408805247433">
                <text:p>84.408805247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67.5469624643704">
                <text:p>67.546962464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43.5935299975961">
                <text:p>43.5935299975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2.0611971564958">
                <text:p>22.0611971564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17.0678938150349">
                <text:p>17.0678938150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14.2518630447474">
                <text:p>14.2518630447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11.3156358391428">
                <text:p>11.315635839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